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 calcext:value-type="string">
            <text:p>Order_ID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Item_Requeste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/>
          <table:table-cell office:value-type="string" calcext:value-type="string">
            <text:p>6UIF03GULK</text:p>
          </table:table-cell>
          <table:table-cell table:number-columns-repeated="3"/>
          <table:table-cell office:value-type="string" calcext:value-type="string">
            <text:p>pending</text:p>
          </table:table-cell>
          <table:table-cell office:value-type="string" calcext:value-type="string">
            <text:p>Section B6, Rack 236</text:p>
          </table:table-cell>
        </table:table-row>
        <table:table-row table:style-name="ro1">
          <table:table-cell/>
          <table:table-cell office:value-type="string" calcext:value-type="string">
            <text:p>UCGHVL759O</text:p>
          </table:table-cell>
          <table:table-cell table:number-columns-repeated="3"/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KG0B18SHO</text:p>
          </table:table-cell>
          <table:table-cell table:number-columns-repeated="3"/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OJV5OE4GO</text:p>
          </table:table-cell>
          <table:table-cell table:number-columns-repeated="3"/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HREXWWB9</text:p>
          </table:table-cell>
          <table:table-cell table:number-columns-repeated="3"/>
          <table:table-cell office:value-type="string" calcext:value-type="string">
            <text:p>in pro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TCCE8D11A</text:p>
          </table:table-cell>
          <table:table-cell table:number-columns-repeated="3"/>
          <table:table-cell office:value-type="string" calcext:value-type="string">
            <text:p>in pro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4QJS18LH</text:p>
          </table:table-cell>
          <table:table-cell table:number-columns-repeated="3"/>
          <table:table-cell office:value-type="string" calcext:value-type="string">
            <text:p>in pro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SMLC3WCQ</text:p>
          </table:table-cell>
          <table:table-cell table:number-columns-repeated="3"/>
          <table:table-cell office:value-type="string" calcext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WH3K8I16Z</text:p>
          </table:table-cell>
          <table:table-cell table:number-columns-repeated="3"/>
          <table:table-cell office:value-type="string" calcext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6MTHSBIIU</text:p>
          </table:table-cell>
          <table:table-cell table:number-columns-repeated="3"/>
          <table:table-cell office:value-type="string" calcext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I5XGFX3XP</text:p>
          </table:table-cell>
          <table:table-cell table:number-columns-repeated="3"/>
          <table:table-cell office:value-type="string" calcext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0AHI0H6RV</text:p>
          </table:table-cell>
          <table:table-cell table:number-columns-repeated="3"/>
          <table:table-cell office:value-type="string" calcext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Q7BZP62YX</text:p>
          </table:table-cell>
          <table:table-cell table:number-columns-repeated="3"/>
          <table:table-cell office:value-type="string" calcext:value-type="string">
            <text:p>comple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00-00-00</text:date>, <text:time style:data-style-name="N2" text:time-value="18:26:24.172095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o </meta:initial-creator>
    <meta:creation-date>2015-02-09T16:03:31.692044782</meta:creation-date>
    <dc:date>2015-02-10T18:48:43.847127594</dc:date>
    <dc:creator>thao </dc:creator>
    <meta:editing-duration>PT3H13M53S</meta:editing-duration>
    <meta:editing-cycles>5</meta:editing-cycles>
    <meta:generator>LibreOffice/4.2.7.2$Linux_X86_64 LibreOffice_project/420m0$Build-2</meta:generator>
    <meta:document-statistic meta:table-count="1" meta:cell-count="33" meta:object-count="0"/>
  </office:meta>
</office:document-meta>
</file>